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="none" draw:fill-color="#ffffff" draw:textarea-horizontal-align="justify" draw:textarea-vertical-align="middle" draw:auto-grow-height="false" fo:min-height="1.032cm" fo:min-width="2.602cm" fo:padding-top="0.165cm" fo:padding-bottom="0.165cm" fo:padding-left="0.29cm" fo:padding-right="0.29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57cm" fo:min-width="1.185cm"/>
    </style:style>
    <style:style style:name="gr3" style:family="graphic" style:parent-style-name="standard">
      <style:graphic-properties draw:fill="none" draw:fill-color="#ffffff" draw:textarea-horizontal-align="justify" draw:textarea-vertical-align="middle" draw:auto-grow-height="false" fo:min-height="1.032cm" fo:min-width="2.60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opacity="0%" draw:textarea-horizontal-align="justify" draw:textarea-vertical-align="middle" draw:auto-grow-height="false" fo:min-height="3.35cm" fo:min-width="9.4cm"/>
    </style:style>
    <style:style style:name="gr6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0.688cm" fo:min-width="0.438cm" draw:shadow="hidden"/>
    </style:style>
    <style:style style:name="gr7" style:family="graphic" style:parent-style-name="standard" style:list-style-name="L1">
      <style:graphic-properties svg:stroke-width="0.018cm" draw:marker-start-width="0.227cm" draw:marker-end-width="0.227cm" draw:fill="none" draw:fill-color="#ffffff" draw:textarea-horizontal-align="justify" draw:textarea-vertical-align="middle" draw:auto-grow-height="false" fo:min-height="1.014cm" fo:min-width="2.584cm" fo:padding-top="0.134cm" fo:padding-bottom="0.134cm" fo:padding-left="0.259cm" fo:padding-right="0.259cm"/>
    </style:style>
    <style:style style:name="gr8" style:family="graphic" style:parent-style-name="standard" style:list-style-name="L1">
      <style:graphic-properties svg:stroke-width="0.018cm" draw:marker-start-width="0.227cm" draw:marker-end-width="0.227cm" draw:fill="none" draw:fill-color="#ffffff" draw:textarea-horizontal-align="justify" draw:textarea-vertical-align="middle" draw:auto-grow-height="false" fo:min-height="1.014cm" fo:min-width="2.584cm" fo:padding-top="0.134cm" fo:padding-bottom="0.134cm" fo:padding-left="0.259cm" fo:padding-right="0.259cm"/>
    </style:style>
    <style:style style:name="gr9" style:family="graphic" style:parent-style-name="standard" style:list-style-name="L1">
      <style:graphic-properties draw:stroke="solid" svg:stroke-width="0.081cm" draw:marker-start-width="0.321cm" draw:marker-end-width="0.321cm" draw:fill="none" draw:fill-color="#ffffff" draw:textarea-horizontal-align="justify" draw:textarea-vertical-align="middle" draw:auto-grow-height="false" fo:min-height="1.032cm" fo:min-width="2.602cm" fo:padding-top="0.165cm" fo:padding-bottom="0.165cm" fo:padding-left="0.29cm" fo:padding-right="0.29cm"/>
    </style:style>
    <style:style style:name="gr10" style:family="graphic" style:parent-style-name="standard" style:list-style-name="L1">
      <style:graphic-properties svg:stroke-width="0.018cm" draw:marker-start-width="0.227cm" draw:marker-end-width="0.227cm" draw:fill="none" draw:fill-color="#ffffff" draw:textarea-horizontal-align="justify" draw:textarea-vertical-align="middle" draw:auto-grow-height="false" fo:min-height="1.014cm" fo:min-width="2.584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Verdana" fo:font-size="7pt"/>
    </style:style>
    <style:style style:name="P3" style:family="paragraph">
      <loext:graphic-properties draw:fill="none"/>
      <style:paragraph-properties fo:text-align="center"/>
      <style:text-properties style:font-name="Verdana" fo:font-size="7pt"/>
    </style:style>
    <style:style style:name="P4" style:family="paragraph">
      <style:paragraph-properties fo:margin-left="0cm" fo:margin-right="0cm" fo:margin-top="0cm" fo:margin-bottom="0.353cm" fo:line-height="115%" fo:text-align="center" fo:text-indent="0cm" style:text-autospace="none"/>
    </style:style>
    <style:style style:name="P5" style:family="paragraph">
      <loext:graphic-properties draw:opacity="0%"/>
      <style:paragraph-properties fo:text-align="center"/>
      <style:text-properties fo:font-size="7pt"/>
    </style:style>
    <style:style style:name="P6" style:family="paragraph">
      <loext:graphic-properties draw:fill="solid" draw:fill-color="#ffffff" draw:opacity="100%"/>
      <style:paragraph-properties fo:text-align="center"/>
      <style:text-properties style:font-name="Verdana" fo:font-size="7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Verdana" fo:font-size="7pt" fo:font-weight="normal" style:font-weight-asian="normal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style:font-name="Calibri" fo:font-size="11pt" fo:language="en" fo:country="US" style:font-name-asian="SimSun" style:font-size-asian="11pt" style:font-name-complex="Calibri" style:font-size-complex="11pt" style:language-complex="ar" style:country-complex="SA"/>
    </style:style>
    <style:style style:name="P12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style:font-name="Verdana" fo:font-size="7pt"/>
    </style:style>
    <style:style style:name="T1" style:family="text">
      <style:text-properties style:font-name="Verdana" fo:font-size="7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Verdana" fo:font-size="7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3.102cm" svg:height="1.282cm" svg:x="14.7cm" svg:y="8.883cm">
          <text:p text:style-name="P1"><text:span text:style-name="T1">DistributionChamber</text:span></text:p>
          <text:p text:style-name="P1"><text:span text:style-name="T1">El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2.381cm" svg:height="1.283cm" svg:x="18.961cm" svg:y="5.453cm">
          <text:p text:style-name="P1"><text:span text:style-name="T1">Classification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3.102cm" svg:height="1.282cm" svg:x="18.6cm" svg:y="3.522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0.152cm" svg:y1="5.453cm" svg:x2="20.151cm" svg:y2="4.804cm" draw:start-shape="id1" draw:start-glue-point="4" draw:end-shape="id2" draw:end-glue-point="2" svg:d="M20152 5453l-1-649" svg:viewBox="0 0 2 650">
          <text:p/>
        </draw:connector>
        <draw:custom-shape draw:style-name="gr2" draw:text-style-name="P3" xml:id="id3" draw:id="id3" draw:layer="layout" svg:width="2.381cm" svg:height="1.283cm" svg:x="15.761cm" svg:y="5.453cm">
          <text:p text:style-name="P1"><text:span text:style-name="T1">Object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3.102cm" svg:height="1.282cm" svg:x="15.4cm" svg:y="3.522cm">
          <text:p text:style-name="P4"><text:span text:style-name="T2">Manh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6.952cm" svg:y1="5.453cm" svg:x2="16.951cm" svg:y2="4.804cm" draw:start-shape="id3" draw:start-glue-point="4" draw:end-shape="id4" draw:end-glue-point="2" svg:d="M16952 5453l-1-649" svg:viewBox="0 0 2 650">
          <text:p/>
        </draw:connector>
        <draw:custom-shape draw:style-name="gr2" draw:text-style-name="P3" xml:id="id5" draw:id="id5" draw:layer="layout" svg:width="2.381cm" svg:height="1.283cm" svg:x="22.161cm" svg:y="5.453cm">
          <text:p text:style-name="P1"><text:span text:style-name="T1">Pre-defined 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3.102cm" svg:height="1.282cm" svg:x="21.8cm" svg:y="3.522cm">
          <text:p text:style-name="P1"><text:span text:style-name="T1">?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3.352cm" svg:y1="5.453cm" svg:x2="23.351cm" svg:y2="4.804cm" draw:start-shape="id5" draw:start-glue-point="4" draw:end-shape="id6" draw:end-glue-point="2" svg:d="M23352 5453l-1-649" svg:viewBox="0 0 2 650">
          <text:p/>
        </draw:connector>
        <draw:custom-shape draw:style-name="gr5" draw:text-style-name="P5" xml:id="id14" draw:id="id14" draw:layer="layout" svg:width="9.9cm" svg:height="3.6cm" svg:x="15.2cm" svg:y="3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xml:id="id9" draw:id="id9" draw:layer="layout" svg:width="1.875cm" svg:height="1.875cm" svg:x="19.225cm" svg:y="15.8cm">
          <text:p text:style-name="P1"><text:span text:style-name="T1">Dista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8" xml:id="id8" draw:id="id8" draw:layer="layout" svg:width="3.102cm" svg:height="1.282cm" svg:x="14.7cm" svg:y="14.804cm">
          <text:p text:style-name="P7"><text:span text:style-name="T3">Manhole center 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7" draw:id="id7" draw:layer="layout" svg:width="1.875cm" svg:height="1.875cm" svg:x="15.325cm" svg:y="12.029cm">
          <text:p text:style-name="P7"><text:span text:style-name="T1">Get Center</text:span></text:p>
          <text:p text:style-name="P7"><text:span text:style-name="T1">Poi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9" draw:layer="layout" draw:type="line" svg:x1="16.263cm" svg:y1="13.904cm" svg:x2="16.251cm" svg:y2="14.804cm" draw:start-shape="id7" draw:start-glue-point="6" draw:end-shape="id8" draw:end-glue-point="0" svg:d="M16263 13904l-12 900" svg:viewBox="0 0 13 901">
          <text:p/>
        </draw:connector>
        <draw:custom-shape draw:style-name="gr8" draw:text-style-name="P8" xml:id="id10" draw:id="id10" draw:layer="layout" svg:width="3.102cm" svg:height="1.282cm" svg:x="18.6cm" svg:y="18.5cm">
          <text:p text:style-name="P7"><text:span text:style-name="T3">Maximum = </text:span><text:span text:style-name="T2">120000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9" draw:layer="layout" svg:x1="20.163cm" svg:y1="17.675cm" svg:x2="20.151cm" svg:y2="18.5cm" draw:start-shape="id9" draw:start-glue-point="6" draw:end-shape="id10" draw:end-glue-point="0" svg:d="M20163 17675v409h-12v416" svg:viewBox="0 0 13 826">
          <text:p/>
        </draw:connector>
        <draw:connector draw:style-name="gr4" draw:text-style-name="P9" draw:layer="layout" draw:type="line" svg:x1="16.251cm" svg:y1="10.165cm" svg:x2="16.263cm" svg:y2="12.029cm" draw:start-shape="id11" draw:start-glue-point="2" draw:end-shape="id7" draw:end-glue-point="4" svg:d="M16251 10165l12 1864" svg:viewBox="0 0 13 1865">
          <text:p/>
        </draw:connector>
        <draw:custom-shape draw:style-name="gr2" draw:text-style-name="P3" xml:id="id13" draw:id="id13" draw:layer="layout" svg:width="2.381cm" svg:height="1.283cm" svg:x="18.9cm" svg:y="8.917cm">
          <text:p text:style-name="P1"><text:span text:style-name="T1">Connecte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12" draw:id="id12" draw:layer="layout" svg:width="3.102cm" svg:height="1.282cm" svg:x="22.4cm" svg:y="8.918cm">
          <text:p text:style-name="P10"><text:span text:style-name="T2">DistributionChamber</text:span></text:p>
          <text:p text:style-name="P4"><text:span text:style-name="T2">El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2.4cm" svg:y1="9.559cm" svg:x2="21.281cm" svg:y2="9.559cm" draw:start-shape="id12" draw:start-glue-point="3" draw:end-shape="id13" draw:end-glue-point="10" svg:d="M22400 9559h-1119" svg:viewBox="0 0 1120 1">
          <text:p/>
        </draw:connector>
        <draw:connector draw:style-name="gr4" draw:text-style-name="P9" draw:layer="layout" draw:type="line" svg:x1="17.802cm" svg:y1="9.524cm" svg:x2="18.9cm" svg:y2="9.559cm" draw:start-shape="id11" draw:start-glue-point="1" draw:end-shape="id13" draw:end-glue-point="6" svg:d="M17802 9524l1098 35" svg:viewBox="0 0 1099 36">
          <text:p/>
        </draw:connector>
        <draw:connector draw:style-name="gr4" draw:text-style-name="P9" draw:layer="layout" svg:x1="20.15cm" svg:y1="6.9cm" svg:x2="23.951cm" svg:y2="8.918cm" draw:start-shape="id14" draw:start-glue-point="2" draw:end-shape="id12" draw:end-glue-point="0" svg:d="M20150 6900v989h3801v1029" svg:viewBox="0 0 3802 2019">
          <text:p/>
        </draw:connector>
        <draw:connector draw:style-name="gr4" draw:text-style-name="P9" draw:layer="layout" draw:line-skew="0.028cm" svg:x1="20.15cm" svg:y1="6.9cm" svg:x2="16.251cm" svg:y2="8.883cm" draw:start-shape="id14" draw:start-glue-point="2" draw:end-shape="id11" draw:end-glue-point="0" svg:d="M20150 6900v1000h-3899v983" svg:viewBox="0 0 3900 1984">
          <text:p/>
        </draw:connector>
        <draw:custom-shape draw:style-name="gr10" draw:text-style-name="P8" xml:id="id16" draw:id="id16" draw:layer="layout" svg:width="3.102cm" svg:height="1.282cm" svg:x="22.4cm" svg:y="14.809cm">
          <text:p text:style-name="P7"><text:span text:style-name="T3">Manhole center 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2" xml:id="id15" draw:id="id15" draw:layer="layout" svg:width="1.875cm" svg:height="1.875cm" svg:x="23.025cm" svg:y="12.034cm">
          <text:p text:style-name="P7"><text:span text:style-name="T1">Get Center</text:span></text:p>
          <text:p text:style-name="P7"><text:span text:style-name="T1">Poi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9" draw:layer="layout" draw:type="line" svg:x1="23.963cm" svg:y1="13.909cm" svg:x2="23.951cm" svg:y2="14.809cm" draw:start-shape="id15" draw:start-glue-point="6" draw:end-shape="id16" draw:end-glue-point="0" svg:d="M23963 13909l-12 900" svg:viewBox="0 0 13 901">
          <text:p/>
        </draw:connector>
        <draw:connector draw:style-name="gr4" draw:text-style-name="P9" draw:layer="layout" draw:type="line" svg:x1="23.951cm" svg:y1="10.17cm" svg:x2="23.963cm" svg:y2="12.034cm" draw:end-shape="id15" draw:end-glue-point="4" svg:d="M23951 10170l12 1864" svg:viewBox="0 0 13 1865">
          <text:p/>
        </draw:connector>
        <draw:connector draw:style-name="gr4" draw:text-style-name="P9" draw:layer="layout" svg:x1="16.251cm" svg:y1="16.086cm" svg:x2="19.225cm" svg:y2="16.738cm" draw:start-shape="id8" draw:start-glue-point="2" draw:end-shape="id9" draw:end-glue-point="5" svg:d="M16251 16086v652h2974" svg:viewBox="0 0 2975 653">
          <text:p/>
        </draw:connector>
        <draw:connector draw:style-name="gr4" draw:text-style-name="P9" draw:layer="layout" svg:x1="23.951cm" svg:y1="16.091cm" svg:x2="21.1cm" svg:y2="16.737cm" draw:start-shape="id16" draw:start-glue-point="2" draw:end-shape="id9" svg:d="M23951 16091v646h-2851" svg:viewBox="0 0 2852 6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32.4cm" fo:page-height="22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4T15:25:51.916000000</meta:creation-date>
    <dc:date>2018-10-12T16:38:25.682000000</dc:date>
    <meta:editing-duration>PT44M2S</meta:editing-duration>
    <meta:editing-cycles>10</meta:editing-cycles>
    <meta:generator>LibreOffice/6.0.3.2$Windows_X86_64 LibreOffice_project/8f48d515416608e3a835360314dac7e47fd0b821</meta:generator>
    <meta:document-statistic meta:object-count="30"/>
  </office:meta>
</office:document-meta>
</file>